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c4fe" officeooo:paragraph-rsid="000ac4fe"/>
    </style:style>
    <style:style style:name="P2" style:family="paragraph" style:parent-style-name="Standard">
      <style:text-properties officeooo:rsid="000ac4fe" officeooo:paragraph-rsid="000cf7da"/>
    </style:style>
    <style:style style:name="P3" style:family="paragraph" style:parent-style-name="Standard">
      <style:text-properties officeooo:rsid="000cf7da" officeooo:paragraph-rsid="000cf7da"/>
    </style:style>
    <style:style style:name="P4" style:family="paragraph" style:parent-style-name="Standard">
      <style:text-properties officeooo:rsid="000cf7da" officeooo:paragraph-rsid="00109fb8"/>
    </style:style>
    <style:style style:name="P5" style:family="paragraph" style:parent-style-name="Standard">
      <style:text-properties officeooo:rsid="00109fb8" officeooo:paragraph-rsid="00109fb8"/>
    </style:style>
    <style:style style:name="T1" style:family="text">
      <style:text-properties officeooo:rsid="000aff85"/>
    </style:style>
    <style:style style:name="T2" style:family="text">
      <style:text-properties officeooo:rsid="000ea029"/>
    </style:style>
    <style:style style:name="T3" style:family="text">
      <style:text-properties officeooo:rsid="00109fb8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0bae3"/>
    </style:style>
    <style:style style:name="T7" style:family="text">
      <style:text-properties officeooo:rsid="0010b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Weitman</text:p>
      <text:p text:style-name="P1">COSC 220</text:p>
      <text:p text:style-name="P1">11/19/18</text:p>
      <text:p text:style-name="P1"/>
      <text:p text:style-name="P1">O(n^2) sorts</text:p>
      <text:p text:style-name="P1"/>
      <text:p text:style-name="P2">I) The insertion sort consistently <text:span text:style-name="T1">sorted the array faster</text:span> <text:span text:style-name="T1">for</text:span> all array sizes tested, <text:span text:style-name="T1">whereas the bubble sort consistently sorted the slowest and the selection sort in between the them</text:span>. <text:span text:style-name="T1">Therefore, no algorithms were better at sorting smaller arrays then large arrays and vice versa, for times tested.</text:span> <text:span text:style-name="T1">For the smaller array sizes (&lt; 10,000) the time discrepancy between all three algorithms was negligible, as they were all completed in under a second. However, as array sizes increased the discrepancy between the sorting times grew as well. All three algorithms displayed and exponential trend in their respective graph.</text:span></text:p>
      <text:p text:style-name="P1"/>
      <text:p text:style-name="P4">II)</text:p>
      <text:p text:style-name="P4"><text:span text:style-name="T2">Bubble sort: y = 0.1514248 – 0.000009415224*x + 3.462952 * 10^(-9)*x^2</text:span></text:p>
      <text:p text:style-name="P3"><text:span text:style-name="T3">Insertion sort: y = 0.179842 – 0.000003385988*x + 8.249646 * 10^(-10)*x^2</text:span></text:p>
      <text:p text:style-name="P5">Selection sort: y = <text:span text:style-name="T5">.07000672 + 0.000004268469*</text:span><text:span text:style-name="T6">x</text:span><text:span text:style-name="T5"> + 1.475371 * 10^(-9)*x^2</text:span></text:p>
      <text:p text:style-name="P3"/>
      <text:p text:style-name="P3"/>
      <text:p text:style-name="P3">O(nlog(n)) sorts</text:p>
      <text:p text:style-name="P3"/>
      <text:p text:style-name="P3">I) Similar to the O(n^2) sorts, the merge and quick sorts had no intersections between them for array sizes tested. Therefore, the merge sort performed faster for all tests. Yet, unlike the O(n^2) sorts the merge and quick sorts had a linear trend showed in their graph. This means that the time discrepancy was growing as array size increased but not to as high a degree. So both algorithms were comparable to each other in sort time for all times tested even though merge was slightly faster in all instances.</text:p>
      <text:p text:style-name="P3"/>
      <text:p text:style-name="P3">II)</text:p>
      <text:p text:style-name="P5">Quick sort: <text:span text:style-name="T7">y = y = 47.25613 + (-6.402776 - 47.25613)/(1 + (x/6500087)^0.7745467)</text:span></text:p>
      <text:p text:style-name="P5">Merge sort: y = 142983.8 + (0.1135715 - 142983.8)/(1 + (x/361826800000)^1.064355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41:24.342135859</meta:creation-date>
    <dc:date>2018-11-19T13:50:28.785700321</dc:date>
    <meta:editing-duration>PT12M3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254" meta:character-count="1575" meta:non-whitespace-character-count="1333"/>
  </office:meta>
</office:document-meta>
</file>